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mailNotifier.notify( User recipient , Message translatedMessag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3">
            <text:p text:style-name="Table_20_Contents">3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EmailNotifier.configure( Configuration confi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